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ibei TC1" svg:font-family="'Weibei TC'"/>
    <style:font-face style:name="Weibei TC2" svg:font-family="'Weibei TC'" style:font-adornments="Bold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 Unicode MS2" svg:font-family="'Arial Unicode MS'" style:font-pitch="variable"/>
    <style:font-face style:name="Liberation Sans4" svg:font-family="'Liberation Sans'" style:font-pitch="variable"/>
    <style:font-face style:name="Weibei TC" svg:font-family="'Weibei T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0pt" style:font-size-asian="32pt" style:font-size-complex="32pt"/>
    </style:style>
    <style:style style:name="P5" style:family="paragraph">
      <style:text-properties fo:font-size="32pt"/>
    </style:style>
    <style:style style:name="P6" style:family="paragraph">
      <style:text-properties fo:font-size="40pt"/>
    </style:style>
    <style:style style:name="T1" style:family="text">
      <style:text-properties fo:font-size="10pt"/>
    </style:style>
    <style:style style:name="T2" style:family="text">
      <style:text-properties style:font-name="Liberation Sans3" fo:font-size="10pt" style:font-name-asian="Liberation Sans3" style:font-name-complex="Liberation Sans3"/>
    </style:style>
    <style:style style:name="T3" style:family="text">
      <style:text-properties style:font-name="Liberation Sans" fo:font-size="10pt" style:font-name-asian="Liberation Sans3" style:font-name-complex="Liberation Sans3"/>
    </style:style>
    <style:style style:name="T4" style:family="text">
      <style:text-properties fo:font-size="10pt" style:font-size-asian="32pt" style:font-size-complex="32pt"/>
    </style:style>
    <style:style style:name="T5" style:family="text">
      <style:text-properties style:font-name="Liberation Sans3" fo:font-size="10pt" style:font-name-asian="Liberation Sans3" style:font-size-asian="32pt" style:font-name-complex="Liberation Sans3" style:font-size-complex="32pt"/>
    </style:style>
    <style:style style:name="T6" style:family="text">
      <style:text-properties style:font-name="Liberation Sans" fo:font-size="10pt" style:font-name-asian="Liberation Sans3" style:font-size-asian="32pt" style:font-name-complex="Liberation Sans3" style:font-size-complex="32pt"/>
    </style:style>
    <style:style style:name="T7" style:family="text">
      <style:text-properties fo:font-size="3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Liberation Sans3" fo:font-size="32pt" style:font-name-asian="Liberation Sans3" style:font-size-asian="32pt" style:font-name-complex="Liberation Sans3" style:font-size-complex="32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Weibei TC2" fo:font-size="10pt" fo:font-style="normal" fo:text-shadow="none" style:text-underline-style="none" fo:font-weight="normal" style:letter-kerning="true" fo:background-color="transparent" style:font-name-asian="Weibei TC2" style:font-size-asian="32pt" style:font-style-asian="normal" style:font-weight-asian="normal" style:font-name-complex="Weibei TC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bold" style:font-size-asian="32pt" style:font-size-complex="32pt"/>
    </style:style>
    <style:style style:name="T12" style:family="text">
      <style:text-properties style:font-name="Liberation Sans3" fo:font-size="10pt" fo:font-weight="bold" style:font-name-asian="Liberation Sans3" style:font-size-asian="32pt" style:font-name-complex="Liberation Sans3" style:font-size-complex="32pt"/>
    </style:style>
    <style:style style:name="T13" style:family="text">
      <style:text-properties style:font-name="Liberation Sans3" style:font-name-asian="Liberation Sans3" style:font-name-complex="Liberation Sans3"/>
    </style:style>
    <style:style style:name="T14" style:family="text">
      <style:text-properties style:font-name="Liberation Sans" style:font-name-asian="Liberation Sans3" style:font-name-complex="Liberation Sans3"/>
    </style:style>
    <style:style style:name="T15" style:family="text">
      <style:text-properties style:font-name="Liberation Sans3" fo:font-size="10pt" style:font-size-asian="32pt" style:font-size-complex="32pt"/>
    </style:style>
    <style:style style:name="T16" style:family="text">
      <style:text-properties fo:font-size="20pt" fo:font-weight="bold" style:font-size-asian="32pt" style:font-size-complex="32pt"/>
    </style:style>
    <style:style style:name="T17" style:family="text">
      <style:text-properties style:font-name="Liberation Sans" fo:font-size="10pt" fo:font-weight="bold" style:font-name-asian="Liberation Sans3" style:font-size-asian="32pt" style:font-name-complex="Liberation Sans3" style:font-size-complex="32pt"/>
    </style:style>
    <style:style style:name="T18" style:family="text">
      <style:text-properties fo:font-size="40pt"/>
    </style:style>
    <style:style style:name="T19" style:family="text">
      <style:text-properties style:text-position="super 58%" style:font-name="Liberation Sans3" fo:font-size="10pt" style:font-name-asian="Liberation Sans3" style:font-size-asian="32pt" style:font-name-complex="Liberation Sans3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arn and Understand Angular J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blem Angular JS is trying to solve</text:p>
          </draw:text-box>
        </draw:frame>
        <draw:frame presentation:style-name="pr4" draw:text-style-name="P2" draw:layer="layout" svg:width="25.199cm" svg:height="12.179cm" svg:x="1.4cm" svg:y="5.334cm" presentation:class="outline" presentation:user-transformed="true">
          <draw:text-box>
            <text:list text:style-name="L2">
              <text:list-item>
                <text:p><text:span text:style-name="T1">If we update the html then the javascript side updates.</text:span></text:p>
              </text:list-item>
              <text:list-item>
                <text:p><text:span text:style-name="T1">If we update the javascript then the html side updates.</text:span></text:p>
              </text:list-item>
              <text:list-item>
                <text:p><text:span text:style-name="T1">Try to make it easy to manage the DOM, logic and variables.</text:span></text:p>
              </text:list-item>
              <text:list-item>
                <text:p><text:span text:style-name="T1">Model, View, Whatever (MV*)</text:span></text:p>
                <text:list>
                  <text:list-item>
                    <text:p><text:span text:style-name="T1">Model</text:span></text:p>
                    <text:list>
                      <text:list-item>
                        <text:p><text:span text:style-name="T1">Data </text:span></text:p>
                      </text:list-item>
                    </text:list>
                  </text:list-item>
                  <text:list-item>
                    <text:p><text:span text:style-name="T1">View</text:span></text:p>
                    <text:list>
                      <text:list-item>
                        <text:p><text:span text:style-name="T1">GUI</text:span></text:p>
                      </text:list-item>
                    </text:list>
                  </text:list-item>
                  <text:list-item>
                    <text:p><text:span text:style-name="T1">Whatever</text:span></text:p>
                    <text:list>
                      <text:list-item>
                        <text:p><text:span text:style-name="T1">Binds the model and the view</text:span></text:p>
                      </text:list-item>
                      <text:list-item>
                        <text:p><text:span text:style-name="T1">Whatever happens to the model affects the view</text:span></text:p>
                      </text:list-item>
                      <text:list-item>
                        <text:p><text:span text:style-name="T1">Whatever happens to the view affects the model</text:span></text:p>
                      </text:list-item>
                      <text:list-item>
                        <text:p><text:span text:style-name="T1">Involves Controllers, View models</text:span></text:p>
                      </text:list-item>
                      <text:list-item>
                        <text:p><text:span text:style-name="T1">Binds the data, object, variables, javascript to the vie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 – Custom Attribute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Example &lt;h1 reply=”Hello Back”&gt;Hello&lt;/h1&gt;</text:span></text:p>
                <text:list>
                  <text:list-item>
                    <text:p><text:span text:style-name="T1">The reply attribute does not affect the display, but still in the browser’s memory ( in the DOM)</text:span></text:p>
                  </text:list-item>
                  <text:list-item>
                    <text:p><text:span text:style-name="T1">Angular JS is using the fact that the browser DOM hs that available it is making decis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 – Custom Attribute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Example &lt;h1 reply=”Hello Back”&gt;Hello&lt;/h1&gt;</text:span></text:p>
                <text:list>
                  <text:list-item>
                    <text:p><text:span text:style-name="T1">The reply attribute does not affect the display, but still in the browser’s memory ( in the DOM)</text:span></text:p>
                  </text:list-item>
                  <text:list-item>
                    <text:p><text:span text:style-name="T1">Angular JS is using the fact that the browser DOM hs that available it is making decis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: The Global Namespace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Example – Get Value out of Global Name Space</text:span></text:p>
                <text:list>
                  <text:list-item>
                    <text:p><text:span text:style-name="T1">Var stevesApp = {};</text:span></text:p>
                  </text:list-item>
                  <text:list-item>
                    <text:p><text:span text:style-name="T1">SteveApp.person = ‘steve’</text:span></text:p>
                  </text:list-item>
                  <text:list-item>
                    <text:p><text:span text:style-name="T1">SteveApp.logPerson = function() { console.log(steveApp.person) }</text:span></text:p>
                  </text:list-item>
                  <text:list-item>
                    <text:p><text:span text:style-name="T1">Calling program : SteveApp.logPerson()</text:span></text:p>
                  </text:list-item>
                </text:list>
              </text:list-item>
              <text:list-item>
                <text:p><text:span text:style-name="T1">When you build an angular application you are going to see a lot of domain for protecting variables names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, Apps, Controller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To use Angular</text:span></text:p>
                <text:list>
                  <text:list-item>
                    <text:p><text:span text:style-name="T1">&lt;script src=”//code.angularjs.org/1.3.0-rc.1/angular.js”</text:span></text:p>
                  </text:list-item>
                </text:list>
              </text:list-item>
              <text:list-item>
                <text:p><text:span text:style-name="T1">Module → Creates its own namespace</text:span></text:p>
                <text:list>
                  <text:list-item>
                    <text:p><text:span text:style-name="T1">Var myApp = angular.module(‘myApp’, [])</text:span><text:span text:style-name="T1"><text:tab/></text:span><text:span text:style-name="T1"><text:tab/></text:span><text:span text:style-name="T1">// Parameters name of App, Dependencies</text:span></text:p>
                  </text:list-item>
                </text:list>
              </text:list-item>
              <text:list-item>
                <text:p><text:span text:style-name="T1">Telling Angular which part of the View it Binds To</text:span></text:p>
                <text:list>
                  <text:list-item>
                    <text:p><text:span text:style-name="T1">Example :</text:span></text:p>
                    <text:list>
                      <text:list-item>
                        <text:p><text:span text:style-name="T1">&lt;html lang=”en-us” ng-app=’myApp’&gt;&lt;/html&gt;</text:span></text:p>
                      </text:list-item>
                    </text:list>
                  </text:list-item>
                  <text:list-item>
                    <text:p><text:span text:style-name="T1">Ng-app → Connects part of the DOM Tree ( Depending on the tag that ng-app is an attribute of) to the view</text:span></text:p>
                  </text:list-item>
                </text:list>
              </text:list-item>
              <text:list-item>
                <text:p><text:span text:style-name="T1">Declare a Controller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MyApp.controller( ‘mainController’, function() {</text:span><text:span text:style-name="T1"><text:tab/></text:span><text:span text:style-name="T1"><text:tab/></text:span><text:span text:style-name="T1">// A controller has a name and a function</text:span></text:p>
                      </text:list-item>
                      <text:list-item>
                        <text:p><text:span text:style-name="T1">});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&lt;div ng-controller=”mainController”&gt;</text:span><text:span text:style-name="T1"><text:tab/></text:span><text:span text:style-name="T1"><text:tab/></text:span><text:span text:style-name="T1"><text:tab/></text:span><text:span text:style-name="T1">// Looks for a controller on myApp ( na-app directive)</text:span></text:p>
                      </text:list-item>
                      <text:list-item>
                        <text:p><text:span text:style-name="T1">&lt;/div&gt;</text:span></text:p>
                      </text:list-item>
                    </text:list>
                  </text:list-item>
                  <text:list-item>
                    <text:p><text:span text:style-name="T1">The Controller will be the model and connect to the view. <text:s/>Anugular JS will keep these bound to eachoth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Aside : Dependency Injection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Given a function an object rather than creating an object inside a funciton you pass it to the function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Var Person = function(firstname, lastname) {</text:span></text:p>
                    <text:list>
                      <text:list-item>
                        <text:p><text:span text:style-name="T1">This.firstName = firstName;</text:span></text:p>
                      </text:list-item>
                      <text:list-item>
                        <text:p><text:span text:style-name="T1">This.lastName = lastName; }</text:span></text:p>
                      </text:list-item>
                    </text:list>
                  </text:list-item>
                  <text:list-item>
                    <text:p><text:span text:style-name="T1">Function logPerson(person) {</text:span></text:p>
                    <text:list>
                      <text:list-item>
                        <text:p><text:span text:style-name="T1">Console.log(perosn); }</text:span></text:p>
                      </text:list-item>
                    </text:list>
                  </text:list-item>
                  <text:list-item>
                    <text:p><text:span text:style-name="T1">Var john = new Person(‘john’, ‘Doe’);</text:span></text:p>
                  </text:list-item>
                  <text:list-item>
                    <text:p><text:span text:style-name="T1">LogPerson();</text:span></text:p>
                  </text:list-item>
                </text:list>
              </text:list-item>
              <text:list-item>
                <text:p><text:span text:style-name="T1">Enforces strong stable architecture for web applica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pe Servic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Binds the model to the view</text:span></text:p>
                <text:list>
                  <text:list-item>
                    <text:p><text:span text:style-name="T1">Scope </text:span></text:p>
                  </text:list-item>
                </text:list>
              </text:list-item>
              <text:list-item>
                <text:p><text:span text:style-name="T1">Scopes come from the scope service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MyApp.controller(‘mainController’, function(</text:span><text:span text:style-name="T2">$</text:span><text:span text:style-name="T3">scope) {</text:span><text:span text:style-name="T3"><text:tab/></text:span><text:span text:style-name="T3"><text:tab/></text:span><text:span text:style-name="T3">// Dollar Sign has no meaning</text:span></text:p>
                    <text:list>
                      <text:list-item>
                        <text:p><text:span text:style-name="T2">$</text:span><text:span text:style-name="T3">scope.occupation = ‘coder’</text:span><text:span text:style-name="T3"><text:tab/></text:span><text:span text:style-name="T3"><text:tab/></text:span><text:span text:style-name="T3"><text:tab/></text:span><text:span text:style-name="T3"><text:tab/></text:span><text:span text:style-name="T3">// Can add properties and methods to the scope</text:span></text:p>
                      </text:list-item>
                      <text:list-item>
                        <text:p><text:span text:style-name="T3">Console.log(</text:span><text:span text:style-name="T2">$</text:span><text:span text:style-name="T3">scope);</text:span></text:p>
                      </text:list-item>
                    </text:list>
                  </text:list-item>
                  <text:list-item>
                    <text:p><text:span text:style-name="T3">});</text:span></text:p>
                  </text:list-item>
                </text:list>
              </text:list-item>
              <text:list-item>
                <text:p><text:span text:style-name="T2">$</text:span><text:span text:style-name="T3">scope <text:s/>→ Dollar Sign means the scope service</text:span></text:p>
              </text:list-item>
              <text:list-item>
                <text:p><text:span text:style-name="T3">AngularJS defines </text:span><text:span text:style-name="T2">$</text:span><text:span text:style-name="T3">scope and injects it into MyApp Module</text:span></text:p>
              </text:list-item>
              <text:list-item>
                <text:p><text:span text:style-name="T3">Scope become the middle piece between the controller and view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– Functions and String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Function searchPeople(firstName, lastName, age) {</text:span></text:p>
                    <text:list>
                      <text:list-item>
                        <text:p><text:span text:style-name="T1">Return ‘Jane Doe’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Console.log(searchPeople);</text:span><text:span text:style-name="T1"><text:tab/></text:span><text:span text:style-name="T1"><text:tab/></text:span><text:span text:style-name="T1"><text:tab/></text:span><text:span text:style-name="T1">// Returns the Entire function itself as String</text:span></text:p>
                    <text:list>
                      <text:list-item>
                        <text:p><text:span text:style-name="T1">Can then parse the String and figure it o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es Angular Do Dependency Injection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Angular.injector().annotate(searchPeople));</text:span></text:p>
                  </text:list-item>
                  <text:list-item>
                    <text:p><text:span text:style-name="T1">Output → An array of the parameters</text:span></text:p>
                  </text:list-item>
                </text:list>
              </text:list-item>
              <text:list-item>
                <text:p><text:span text:style-name="T1">Useful : If Angular recognizes the name, it should create an object and pass that object to that method at that point</text:span></text:p>
                <text:list>
                  <text:list-item>
                    <text:p><text:span text:style-name="T1">Example </text:span><text:span text:style-name="T2">$</text:span><text:span text:style-name="T3">scope</text:span></text:p>
                  </text:list-item>
                </text:list>
              </text:list-item>
              <text:list-item>
                <text:p><text:span text:style-name="T3">All you need to do is put the name of the object in your function and you will get it.</text:span></text:p>
                <text:list>
                  <text:list-item>
                    <text:p><text:span text:style-name="T3">Makes the code more testable, verifable and maintain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Other Services (1)</text:p>
          </draw:text-box>
        </draw:frame>
        <draw:frame presentation:style-name="pr4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Services available in Angular JS</text:span></text:p>
                <text:list>
                  <text:list-item>
                    <text:p><text:span text:style-name="T1">Animate, document, http, log, timeout</text:span></text:p>
                  </text:list-item>
                  <text:list-item>
                    <text:p><text:span text:style-name="T1">docs.angularjs.org/api → Gives you a list of services</text:span></text:p>
                  </text:list-item>
                </text:list>
              </text:list-item>
              <text:list-item>
                <text:p><text:span text:style-name="T1">Using a servic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MyApp.controller(‘mainController’, function(</text:span><text:span text:style-name="T2">$</text:span><text:span text:style-name="T3">scope, </text:span><text:span text:style-name="T2">$log) {</text:span><text:span text:style-name="T2"><text:tab/></text:span><text:span text:style-name="T2"><text:tab/></text:span><text:span text:style-name="T2">// When it see those parameters it dynamically injects scope,log</text:span></text:p>
                        <text:list>
                          <text:list-item>
                            <text:p><text:span text:style-name="T2">$log.log(“hello”);</text:span></text:p>
                          </text:list-item>
                          <text:list-item>
                            <text:p><text:span text:style-name="T2">$log.debug(“test”);</text:span></text:p>
                          </text:list-item>
                        </text:list>
                      </text:list-item>
                      <text:list-item>
                        <text:p><text:span text:style-name="T2">});</text:span><text:span text:style-name="T3"> </text:span></text:p>
                      </text:list-item>
                    </text:list>
                  </text:list-item>
                  <text:list-item>
                    <text:p><text:span text:style-name="T2">$filter Service</text:span></text:p>
                    <text:list>
                      <text:list-item>
                        <text:p><text:span text:style-name="T2">$filter(‘uppercase’)($scope.name)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Getting services not built into the Angular JS WebSite.</text:span></text:p>
                <text:list>
                  <text:list-item>
                    <text:p><text:span text:style-name="T2">Use the script tag <text:s/>to load the angular js library into your code</text:span></text:p>
                    <text:list>
                      <text:list-item>
                        <text:p><text:span text:style-name="T2">&lt;script src=”//code.angularjs.org/1.3.0-rc.1/angular-messages.min.js”&gt;&lt;/script&gt;</text:span></text:p>
                      </text:list-item>
                    </text:list>
                  </text:list-item>
                  <text:list-item>
                    <text:p><text:span text:style-name="T2">Tell Angular JS to use the ngMessages Module</text:span></text:p>
                    <text:list>
                      <text:list-item>
                        <text:p><text:span text:style-name="T2">Var myApp = angular.module(‘myApp’,[ngMessages’]);</text:span></text:p>
                      </text:list-item>
                    </text:list>
                  </text:list-item>
                  <text:list-item>
                    <text:p><text:span text:style-name="T2">Use in the HTML Code</text:span></text:p>
                    <text:list>
                      <text:list-item>
                        <text:p><text:span text:style-name="T2">&lt;form name=”myForm”&gt;</text:span></text:p>
                        <text:list>
                          <text:list-item>
                            <text:p><text:span text:style-name="T2">&lt;input type=”text” ng-model=”field” name=”myField” required minlength=”5” /&gt;</text:span></text:p>
                          </text:list-item>
                          <text:list-item>
                            <text:p><text:span text:style-name="T2">&lt;div ng-messages=”myform.myField.$erro”</text:span></text:p>
                          </text:list-item>
                          <text:list-item>
                            <text:p><text:span text:style-name="T2">&lt;div ng-messages=”required”&gt; You did not enter a field&lt;/div&gt;</text:span></text:p>
                          </text:list-item>
                        </text:list>
                      </text:list-item>
                      <text:list-item>
                        <text:p><text:span text:style-name="T2">&lt;/form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Other Services (2)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Resource → Grab the data using http</text:span></text:p>
              </text:list-item>
              <text:list-item>
                <text:p><text:span text:style-name="T1">If the html file did not have the script tag for the resource or it was mispelt : Uncaught Error: [</text:span><text:span text:style-name="T2">$inject:&lt;name&gt;]</text:span></text:p>
              </text:list-item>
              <text:list-item>
                <text:p><text:span text:style-name="T2">If the app.module did not have the service listed as a dependency then error: [$injector:&lt;name&gt;]</text:span></text:p>
              </text:list-item>
              <text:list-item>
                <text:p><text:span text:style-name="T2">Timeout → Runs a function after a specified amount of time. Can update values on the browser by changing the scope 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Arrays and Function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Example – Use a heterogeneous array</text:span></text:p>
                <text:list>
                  <text:list-item>
                    <text:p><text:span text:style-name="T1">Var things= [1,’2’,3]</text:span><text:span text:style-name="T1"><text:tab/></text:span></text:p>
                  </text:list-item>
                  <text:list-item>
                    <text:p><text:span text:style-name="T1">Console.log(things)</text:span></text:p>
                  </text:list-item>
                </text:list>
              </text:list-item>
              <text:list-item>
                <text:p><text:span text:style-name="T1">Example – Function inside the array</text:span></text:p>
                <text:list>
                  <text:list-item>
                    <text:p><text:span text:style-name="T1">Var things = [1, ‘2’, function() { alert(‘Hello’); } ];</text:span></text:p>
                  </text:list-item>
                  <text:list-item>
                    <text:p><text:span text:style-name="T1"><text:s/></text:span><text:span text:style-name="T1">Things[2](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all the function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y Injection and Minification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inification → Shrinking the size of file for faster download </text:span></text:p>
                <text:list>
                  <text:list-item>
                    <text:p><text:span text:style-name="T1">Normally add .min to the file</text:span></text:p>
                  </text:list-item>
                  <text:list-item>
                    <text:p><text:span text:style-name="T1">Helps improve the performance</text:span></text:p>
                  </text:list-item>
                  <text:list-item>
                    <text:p><text:span text:style-name="T1">Removes spaces, returns, renames variables to the smallest size possible</text:span></text:p>
                    <text:list>
                      <text:list-item>
                        <text:p><text:span text:style-name="T1">The name are the same so there is a problem with dependency inje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 → Method for dependency injection using minification</text:span></text:p>
                <text:list>
                  <text:list-item>
                    <text:p><text:span text:style-name="T1">MyApp = angular.module(‘myApp’,[]);</text:span></text:p>
                  </text:list-item>
                  <text:list-item>
                    <text:p><text:span text:style-name="T1">MyApp.controller(‘mainController’, [‘</text:span><text:span text:style-name="T2">$scope’, ‘$log’, function($scope, $log) { $log.info($scope); }]);</text:span></text:p>
                    <text:list>
                      <text:list-item>
                        <text:p><text:span text:style-name="T2">The minifier will never change the values in the string</text:span></text:p>
                      </text:list-item>
                      <text:list-item>
                        <text:p><text:span text:style-name="T2">AngularJS look at the elements of the Array to determine what objects are needed</text:span></text:p>
                      </text:list-item>
                      <text:list-item>
                        <text:p><text:span text:style-name="T2">Matches the elements of the array to the position in the function list so the position match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pe and Interpolation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Interpolation → Creating a string by combining string and variables and placeholder</text:span></text:p>
              </text:list-item>
              <text:list-item>
                <text:p><text:span text:style-name="T4">Example</text:span></text:p>
                <text:list>
                  <text:list-item>
                    <text:p><text:span text:style-name="T4">&lt;dvi ng-controller=”mainController”&gt;</text:span></text:p>
                    <text:list>
                      <text:list-item>
                        <text:list>
                          <text:list-item>
                            <text:p><text:span text:style-name="T4">&lt;h1&gt;Hello {{name}}&lt;/h1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&lt;/div&gt;</text:span></text:p>
                  </text:list-item>
                  <text:list-item>
                    <text:p><text:span text:style-name="T4">Var myApp = angular.module(‘myApp’, []);</text:span></text:p>
                  </text:list-item>
                  <text:list-item>
                    <text:p><text:span text:style-name="T4">MyApp.controller(‘mainController’, [‘</text:span><text:span text:style-name="T5">$scope’, function($scope) { $scope.name = ‘Tony; }]);</text:span></text:p>
                  </text:list-item>
                </text:list>
              </text:list-item>
              <text:list-item>
                <text:p><text:span text:style-name="T5">The scope service connects the Model to the View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rectives and Two Data Binding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An instruction to AngularJS to manipulate a piece of the DOM</text:span></text:p>
                <text:list>
                  <text:list-item>
                    <text:p><text:span text:style-name="T4">Example : add a class, hide, create</text:span></text:p>
                  </text:list-item>
                </text:list>
              </text:list-item>
              <text:list-item>
                <text:p><text:span text:style-name="T4">Names starting with ng- are directives</text:span></text:p>
              </text:list-item>
              <text:list-item>
                <text:p><text:span text:style-name="T4">Example</text:span></text:p>
                <text:list>
                  <text:list-item>
                    <text:p><text:span text:style-name="T4">&lt;div ng-controller=”mainController”&gt;</text:span></text:p>
                    <text:list>
                      <text:list-item>
                        <text:p><text:span text:style-name="T4">&lt;div&gt;</text:span></text:p>
                        <text:list>
                          <text:list-item>
                            <text:p><text:span text:style-name="T4">&lt;label&gt;What is your twitter handle&lt;/label&gt;</text:span></text:p>
                          </text:list-item>
                          <text:list-item>
                            <text:p><text:span text:style-name="T4">&lt;input type=”text” ng-model=”handle”/&gt;</text:span><text:span text:style-name="T4"><text:tab/></text:span><text:span text:style-name="T4"><text:tab/></text:span><text:span text:style-name="T4">// ng-model –&gt; This element to be bound to a specific variable In the scope</text:span></text:p>
                          </text:list-item>
                        </text:list>
                      </text:list-item>
                      <text:list-item>
                        <text:p><text:span text:style-name="T4">&lt;/div&gt;</text:span></text:p>
                      </text:list-item>
                      <text:list-item>
                        <text:p><text:span text:style-name="T4">&lt;hr /&gt;</text:span></text:p>
                      </text:list-item>
                      <text:list-item>
                        <text:p><text:span text:style-name="T4">&lt;h1&gt;&lt;twitter.com/{{handle}}&lt;/h1&gt;</text:span></text:p>
                      </text:list-item>
                    </text:list>
                  </text:list-item>
                  <text:list-item>
                    <text:p><text:span text:style-name="T4">&lt;/div&gt;</text:span></text:p>
                  </text:list-item>
                  <text:list-item>
                    <text:p><text:span text:style-name="T4">MyApp.controller(‘mainController’, [‘</text:span><text:span text:style-name="T5">$scope’, ‘$filter’, function($scope, $filter} {</text:span></text:p>
                    <text:list>
                      <text:list-item>
                        <text:p><text:span text:style-name="T5">$scope.handle = ‘’;</text:span></text:p>
                      </text:list-item>
                      <text:list-item>
                        <text:p><text:span text:style-name="T5">$scope.lowercasehandle = function() {</text:span></text:p>
                        <text:list>
                          <text:list-item>
                            <text:p><text:span text:style-name="T5">Return $filter(‘lowercase’)($scope.handle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tchers and the Digest Loop</text:p>
          </draw:text-box>
        </draw:frame>
        <draw:frame presentation:style-name="pr4" draw:text-style-name="P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4">addEventListener(“keypress”, function(event) { console.log(“Pressed”); });</text:span></text:p>
                <text:list>
                  <text:list-item>
                    <text:p><text:span text:style-name="T4">When a key is press the function is executed.</text:span></text:p>
                  </text:list-item>
                </text:list>
              </text:list-item>
              <text:list-item>
                <text:p><text:span text:style-name="T4">AngularJS take advantage of those events</text:span></text:p>
              </text:list-item>
              <text:list-item>
                <text:p><text:span text:style-name="T4">Angular used the Javascript Event Loop and the Angular Context</text:span></text:p>
                <text:list>
                  <text:list-item>
                    <text:p><text:span text:style-name="T4">Angular Context → Everything that is built into the app that conforms to the Anuglar JS Architecture</text:span></text:p>
                    <text:list>
                      <text:list-item>
                        <text:p><text:span text:style-name="T4">Keep track of those variables → called watchers</text:span></text:p>
                      </text:list-item>
                      <text:list-item>
                        <text:p><text:span text:style-name="T4">Watch list → Any time a binding or interpolation is written, angular js automatically adds a watcher</text:span></text:p>
                      </text:list-item>
                      <text:list-item>
                        <text:p><text:span text:style-name="T4">The mechanism for checking for changes is the digest loop</text:span></text:p>
                        <text:list>
                          <text:list-item>
                            <text:p><text:span text:style-name="T4">A digest cycle ask has something change ( check all watch list variables). <text:s/>If something has changed then it update it everywhere</text:span></text:p>
                          </text:list-item>
                          <text:list-item>
                            <text:p><text:span text:style-name="T4">Runs one more cycle to see if it changed tht did it change something else</text:span></text:p>
                          </text:list-item>
                          <text:list-item>
                            <text:p><text:span text:style-name="T4">Stops until the event loop tells you that something should be change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Can create our own watch code</text:span></text:p>
                <text:list>
                  <text:list-item>
                    <text:p><text:span text:style-name="T5">$scope.$watch(‘handle’) function(newValue, oldValue) {console.info(‘Changed’); });</text:span></text:p>
                  </text:list-item>
                </text:list>
              </text:list-item>
              <text:list-item>
                <text:p><text:span text:style-name="T5">Example</text:span></text:p>
                <text:list>
                  <text:list-item>
                    <text:p><text:span text:style-name="T5">SetTimeout or an external library to cause this</text:span></text:p>
                  </text:list-item>
                  <text:list-item>
                    <text:p><text:span text:style-name="T5">In the controller you have $scope.you create a setTimeout() that executes a function in three seconds that update the $scope.handle, but it never updates the page</text:span></text:p>
                    <text:list>
                      <text:list-item>
                        <text:p><text:span text:style-name="T5"><text:s/></text:span><text:span text:style-name="T5">Outside the angular architecture. <text:s/>It was outside the context. <text:s/>It never started the digest loop</text:span></text:p>
                      </text:list-item>
                      <text:list-item>
                        <text:p><text:span text:style-name="T5">Solutions:</text:span></text:p>
                        <text:list>
                          <text:list-item>
                            <text:p><text:span text:style-name="T5">$scope.$apply → Be sure to run your normal process <text:s/></text:span></text:p>
                            <text:list>
                              <text:list-item>
                                <text:p><text:span text:style-name="T5">Tells AngularJS that is something about to happen fire off the digest loop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With all the benefits you must always stay in all its architecture.</text:span></text:p>
              </text:list-item>
              <text:list-item>
                <text:p><text:span text:style-name="T5">Weather and the Digest Loop is the Glue that Binds the mode and the Glue togeth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on Directives (1)</text:p>
          </draw:text-box>
        </draw:frame>
        <draw:frame presentation:style-name="pr4" draw:text-style-name="P4" draw:layer="layout" svg:width="25.199cm" svg:height="15.66cm" svg:x="1.016cm" svg:y="4.826cm" presentation:class="outline" presentation:user-transformed="true">
          <draw:text-box>
            <text:list text:style-name="L2">
              <text:list-item>
                <text:p><text:span text:style-name="T4">Characters is defined in the contrller ( <text:s/></text:span><text:span text:style-name="T5">$scope.characters )</text:span></text:p>
              </text:list-item>
              <text:list-item>
                <text:p><text:span text:style-name="T4">Example ng-if</text:span></text:p>
                <text:list>
                  <text:list-item>
                    <text:p><text:span text:style-name="T4">&lt;div class=”alert” ng-if=”handle.length </text:span><text:span text:style-name="T5">!</text:span><text:span text:style-name="T6">== characters</text:span><text:span text:style-name="T4">”&gt; </text:span><text:span text:style-name="T4"><text:tab/></text:span><text:span text:style-name="T4">// A javascript expression returning true or false</text:span></text:p>
                    <text:list>
                      <text:list-item>
                        <text:p><text:span text:style-name="T4">Must be 5 characters</text:span></text:p>
                      </text:list-item>
                    </text:list>
                  </text:list-item>
                  <text:list-item>
                    <text:p><text:span text:style-name="T4">&lt;/div&gt;</text:span></text:p>
                  </text:list-item>
                </text:list>
              </text:list-item>
              <text:list-item>
                <text:p><text:span text:style-name="T4">Example ng-show → Show an area of <text:s/>Dom if it true</text:span></text:p>
                <text:list>
                  <text:list-item>
                    <text:p><text:span text:style-name="T4">&lt;div class=”alert” ng-show=”handle.length </text:span><text:span text:style-name="T5">!== characters&gt;</text:span></text:p>
                    <text:list>
                      <text:list-item>
                        <text:p><text:span text:style-name="T4">Must be 5 characters</text:span></text:p>
                      </text:list-item>
                    </text:list>
                  </text:list-item>
                  <text:list-item>
                    <text:p><text:span text:style-name="T4">&lt;/div&gt;</text:span></text:p>
                  </text:list-item>
                  <text:list-item>
                    <text:p><text:span text:style-name="T4">When true it gets a new directive added to the line ng-hide. </text:span></text:p>
                  </text:list-item>
                </text:list>
              </text:list-item>
              <text:list-item>
                <text:p><text:span text:style-name="T4">Example ng-class → Determines where a class should be added to the class property</text:span></text:p>
                <text:list>
                  <text:list-item>
                    <text:p><text:span text:style-name="T4">&lt;div class=”alert” ng-class=”{ ‘alert-warning’ : <text:s/>handle.length &lt; characters }” &gt;</text:span></text:p>
                    <text:list>
                      <text:list-item>
                        <text:p><text:span text:style-name="T4">Must be five characters</text:span></text:p>
                      </text:list-item>
                    </text:list>
                  </text:list-item>
                  <text:list-item>
                    <text:p><text:span text:style-name="T4">&lt;/div&gt;</text:span></text:p>
                  </text:list-item>
                </text:list>
              </text:list-item>
              <text:list-item>
                <text:p><text:span text:style-name="T4">With Angular you can add/remove Css based on the whole model and view</text:span></text:p>
                <text:list>
                  <text:list-item>
                    <text:p><text:span text:style-name="T4">Make it very easy to build interactive web applications</text:span></text:p>
                  </text:list-item>
                </text:list>
              </text:list-item>
              <text:list-item>
                <text:p><text:span text:style-name="T4">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on Directives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Example – using ng-rpeat</text:span></text:p>
                <text:list>
                  <text:list-item>
                    <text:p><text:span text:style-name="T4">In the Controller create </text:span><text:span text:style-name="T5">$scope.rules = [ {ruleName : “Must be five chacters”}, {rulename : must not be used elsewhere}, {}, {} ]</text:span><text:span text:style-name="T5"><text:tab/></text:span><text:span text:style-name="T5"><text:tab/></text:span></text:p>
                    <text:list>
                      <text:list-item>
                        <text:p><text:span text:style-name="T5">// Each {} is a fully initialized object</text:span></text:p>
                      </text:list-item>
                    </text:list>
                  </text:list-item>
                  <text:list-item>
                    <text:p><text:span text:style-name="T5">In the HTML</text:span></text:p>
                    <text:list>
                      <text:list-item>
                        <text:p><text:span text:style-name="T5">&lt;h3&gt;Rules&lt;/h3&gt;</text:span></text:p>
                      </text:list-item>
                      <text:list-item>
                        <text:p><text:span text:style-name="T5">&lt;ul&gt;</text:span></text:p>
                        <text:list>
                          <text:list-item>
                            <text:p><text:span text:style-name="T5">&lt;li ng-repeat=”rule in rules”&gt;</text:span></text:p>
                            <text:list>
                              <text:list-item>
                                <text:p><text:span text:style-name="T5">{{ rule.rulename }}</text:span></text:p>
                              </text:list-item>
                            </text:list>
                          </text:list-item>
                          <text:list-item>
                            <text:p><text:span text:style-name="T5">&lt;/li&gt; </text:span></text:p>
                          </text:list-item>
                        </text:list>
                      </text:list-item>
                      <text:list-item>
                        <text:p><text:span text:style-name="T5">&lt;/ul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ample</text:span></text:p>
                <text:list>
                  <text:list-item>
                    <text:p><text:span text:style-name="T5">&lt;div ng-controller=”mainController”&gt;</text:span></text:p>
                    <text:list>
                      <text:list-item>
                        <text:p><text:span text:style-name="T5">&lt;input type=”button” </text:span><text:span text:style-name="T5"><text:tab/></text:span><text:span text:style-name="T5">value=”Click me”</text:span><text:span text:style-name="T5"><text:tab/></text:span><text:span text:style-name="T5">ng-click=”atertClick()” /&gt;</text:span></text:p>
                      </text:list-item>
                    </text:list>
                  </text:list-item>
                  <text:list-item>
                    <text:p><text:span text:style-name="T5">&lt;/div&gt;</text:span></text:p>
                  </text:list-item>
                  <text:list-item>
                    <text:p><text:span text:style-name="T5">In the Controller</text:span></text:p>
                    <text:list>
                      <text:list-item>
                        <text:p><text:span text:style-name="T5">$scope.alert = function() { alert(“Clicked”); };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f you have a slow internet connection you might see the {{ name }} </text:span></text:p>
                <text:list>
                  <text:list-item>
                    <text:p><text:span text:style-name="T5">Ng-cloak hides the element until angular js has worked on it.</text:span></text:p>
                  </text:list-item>
                </text:list>
              </text:list-item>
              <text:list-item>
                <text:p><text:span text:style-name="T5">Angularjs.org/api and go to the directive se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7">Javascript Aside : XMLHttpRequestObject and the </text:span><text:span text:style-name="T8"><text:s/></text:span><text:span text:style-name="T9">$http</text:span></text:p>
          </draw:text-box>
        </draw:frame>
        <draw:frame presentation:style-name="pr4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4">Fundamental all modern web application frameworks use</text:span></text:p>
              </text:list-item>
              <text:list-item>
                <text:p><text:span text:style-name="T4">Example</text:span></text:p>
                <text:list>
                  <text:list-item>
                    <text:p><text:span text:style-name="T4">Var rulesRequest = new XMLHttpRequest()</text:span><text:span text:style-name="T4"><text:tab/></text:span><text:span text:style-name="T4"><text:tab/></text:span><text:span text:style-name="T4">// Instead of going to a url and can make internet request on it own.</text:span></text:p>
                  </text:list-item>
                  <text:list-item>
                    <text:p><text:span text:style-name="T4"><text:s/></text:span><text:span text:style-name="T4">RulesRequest.onreadystatechange = function() {</text:span></text:p>
                    <text:list>
                      <text:list-item>
                        <text:p><text:span text:style-name="T4">If ( rulesrquest.readyState == 4 andrules.requestl.status = 200 ) {</text:span></text:p>
                        <text:list>
                          <text:list-item>
                            <text:p><text:span text:style-name="T4"><text:s/></text:span><text:span text:style-name="T5">$scope= JSON.parse(r</text:span><text:span text:style-name="T4">ulerequest.responseText);</text:span></text:p>
                          </text:list-item>
                        </text:list>
                      </text:list-item>
                      <text:list-item>
                        <text:p><text:span text:style-name="T4">}}</text:span></text:p>
                      </text:list-item>
                      <text:list-item>
                        <text:p><text:span text:style-name="T4">Rulesrequest.open(“GET”, </text:span><text:span text:style-name="T4"><text:a xlink:href="http://locatlhost:/api" xlink:type="simple">http://locatlhost:/api</text:a></text:span><text:span text:style-name="T4">”, true);</text:span></text:p>
                      </text:list-item>
                      <text:list-item>
                        <text:p><text:span text:style-name="T4">Rulesrequet.send(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he code can be made simpler by using the <text:s/></text:span><text:span text:style-name="T5">$http service</text:span></text:p>
              </text:list-item>
              <text:list-item>
                <text:p><text:span text:style-name="T5">Need to inject the <text:s/>$http</text:span></text:p>
              </text:list-item>
              <text:list-item>
                <text:p><text:span text:style-name="T5">Example.</text:span></text:p>
                <text:list>
                  <text:list-item>
                    <text:p><text:span text:style-name="T5"><text:s/></text:span><text:span text:style-name="T5">$http.get(‘/api’).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// Uses the ip address of the welcome page (example localhost:54765</text:span></text:p>
                    <text:list>
                      <text:list-item>
                        <text:p><text:span text:style-name="T5">success(function(result) { $scope.result = result; } ).</text:span><text:span text:style-name="T5"><text:tab/></text:span><text:span text:style-name="T5">// Parameter → Data retrieved from URL</text:span></text:p>
                      </text:list-item>
                      <text:list-item>
                        <text:p><text:span text:style-name="T5">error(function(data,status) {})</text:span></text:p>
                      </text:list-item>
                    </text:list>
                  </text:list-item>
                  <text:list-item>
                    <text:p><text:span text:style-name="T5">$http.post(‘/api’, { newRule: $scope.newRule})</text:span></text:p>
                    <text:list>
                      <text:list-item>
                        <text:p><text:span text:style-name="T5">.success(function(result_ ( $scope.result = result;})</text:span><text:span text:style-name="T5"><text:tab/></text:span><text:span text:style-name="T5"><text:tab/></text:span><text:span text:style-name="T5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 and Javascript Aside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#</text:span><text:span text:style-name="T6">bookmark → Fragment Identifier : An exact point in the document</text:span></text:p>
              </text:list-item>
              <text:list-item>
                <text:p><text:span text:style-name="T6">Javascript has an EventListener hashchange – When the fragment identifier changes</text:span></text:p>
                <text:list>
                  <text:list-item>
                    <text:p><text:span text:style-name="T6">Window.location.hash <text:s/>→ Show the current hash ex. </text:span><text:span text:style-name="T5">#bookmakr</text:span></text:p>
                  </text:list-item>
                  <text:list-item>
                    <text:p><text:span text:style-name="T6">After the </text:span><text:span text:style-name="T5">#bookmark can put extra data such as /1</text:span></text:p>
                  </text:list-item>
                  <text:list-item>
                    <text:p><text:span text:style-name="T5">Example</text:span></text:p>
                    <text:list>
                      <text:list-item>
                        <text:p><text:span text:style-name="T5">Window.addEventListener(‘hashChange’, function() {</text:span></text:p>
                        <text:list>
                          <text:list-item>
                            <text:p><text:span text:style-name="T5">If ( window.location.hash === ‘#/bookmark/1’ ) {</text:span></text:p>
                            <text:list>
                              <text:list-item>
                                <text:p><text:span text:style-name="T5">Console.log(‘Page 1 is coll.’); }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Make it easier to create programs that behave as a single pag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ing Templates and Controllers</text:p>
          </draw:text-box>
        </draw:frame>
        <draw:frame presentation:style-name="pr4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4">Location.service</text:span></text:p>
                <text:list>
                  <text:list-item>
                    <text:p><text:span text:style-name="T4">Location.path → Grab the hash and display it</text:span></text:p>
                  </text:list-item>
                </text:list>
              </text:list-item>
              <text:list-item>
                <text:p><text:span text:style-name="T4">Ng-route → Route whatever is in the hash and run the proper code and grab the proper code</text:span></text:p>
                <text:list>
                  <text:list-item>
                    <text:p><text:span text:style-name="T4">&lt;script src=”//code.angularjs.org/1.3.0-rc.1/angular.min.js”.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Var myApp = angular.module(‘myApp’, [‘ngRoute’]);</text:span></text:p>
                  </text:list-item>
                  <text:list-item>
                    <text:p><text:span text:style-name="T4">MyApp.configure(function(</text:span><text:span text:style-name="T10">$routeProvide) {</text:span></text:p>
                    <text:list>
                      <text:list-item>
                        <text:p><text:span text:style-name="T10">$routeProvider(</text:span></text:p>
                        <text:list>
                          <text:list-item>
                            <text:p><text:span text:style-name="T10">.when(‘/’) { </text:span></text:p>
                            <text:list>
                              <text:list-item>
                                <text:p><text:span text:style-name="T10">templateUrl: ‘pages/main.html;</text:span></text:p>
                              </text:list-item>
                              <text:list-item>
                                <text:p><text:span text:style-name="T10">Controller: ‘mainController’’ })</text:span></text:p>
                              </text:list-item>
                            </text:list>
                          </text:list-item>
                          <text:list-item>
                            <text:p><text:span text:style-name="T10">.when(‘/second’) {</text:span></text:p>
                            <text:list>
                              <text:list-item>
                                <text:p><text:span text:style-name="T10">TemplateUrl: ‘pages/second.html’,</text:span></text:p>
                              </text:list-item>
                              <text:list-item>
                                <text:p><text:span text:style-name="T10">Controller: ‘secondController’ })</text:span></text:p>
                              </text:list-item>
                            </text:list>
                          </text:list-item>
                          <text:list-item>
                            <text:p><text:span text:style-name="T10">}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0">});</text:span></text:p>
                  </text:list-item>
                  <text:list-item>
                    <text:p><text:span text:style-name="T10">Html</text:span></text:p>
                    <text:list>
                      <text:list-item>
                        <text:p><text:span text:style-name="T10">&lt;ul class =”nav navar-nav navbar-right”&gt;</text:span></text:p>
                        <text:list>
                          <text:list-item>
                            <text:p><text:span text:style-name="T10">&lt;li&gt;&lt;a href”’#”&gt;&lt;i class=”fa fa-home”&gt;&lt;/li&gt;</text:span></text:p>
                          </text:list-item>
                          <text:list-item>
                            <text:p><text:span text:style-name="T10">&lt;li&gt;&lt;a href=”#/second”&gt;&lt;i&gt;&lt;/i&gt;Second &lt;/a&gt;&lt;/li&gt;</text:span></text:p>
                          </text:list-item>
                        </text:list>
                      </text:list-item>
                      <text:list-item>
                        <text:p><text:span text:style-name="T10">&lt;/ul&gt;</text:span></text:p>
                      </text:list-item>
                      <text:list-item>
                        <text:p><text:span text:style-name="T10">&lt;div class=’container’&gt;</text:span></text:p>
                        <text:list>
                          <text:list-item>
                            <text:p><text:span text:style-name="T10">&lt;div ng-view&gt;&lt;/div&gt;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5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Goes to the route and get the template/page</text:span></text:p>
                          </text:list-item>
                        </text:list>
                      </text:list-item>
                      <text:list-item>
                        <text:p><text:span text:style-name="T10">&lt;/div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s and Services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Services are singletons </text:span></text:p>
                <text:list>
                  <text:list-item>
                    <text:p><text:span text:style-name="T10">$log.main = 5 will use the same value in another controller</text:span></text:p>
                  </text:list-item>
                  <text:list-item>
                    <text:p><text:span text:style-name="T10">Exception to the rule $scope</text:span></text:p>
                    <text:list>
                      <text:list-item>
                        <text:p><text:span text:style-name="T10">Passing to a controller cause an new child scope to be create ( parent root scope)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Service → A piece of functionality or some data that can be share in a single page application</text:span></text:p>
              </text:list-item>
              <text:list-item>
                <text:p><text:span text:style-name="T10">Creating a service</text:span></text:p>
                <text:list>
                  <text:list-item>
                    <text:p><text:span text:style-name="T10">MyApp.service(‘nameService’, function() {</text:span></text:p>
                    <text:list>
                      <text:list-item>
                        <text:p><text:span text:style-name="T10">Var self = this;</text:span></text:p>
                      </text:list-item>
                      <text:list-item>
                        <text:p><text:span text:style-name="T10">This.name = “john”;</text:span></text:p>
                      </text:list-item>
                      <text:list-item>
                        <text:p><text:span text:style-name="T10">This.nameLength = function() { return self.name.length; }</text:span></text:p>
                      </text:list-item>
                    </text:list>
                  </text:list-item>
                  <text:list-item>
                    <text:p><text:span text:style-name="T10">});</text:span></text:p>
                  </text:list-item>
                </text:list>
              </text:list-item>
              <text:list-item>
                <text:p><text:span text:style-name="T10">Using a service from a controller</text:span></text:p>
                <text:list>
                  <text:list-item>
                    <text:p><text:span text:style-name="T10">MyApp.controller(‘mainController’, [‘$scope,’, ‘$log’, nameService, function($scope, $log, nameService){</text:span></text:p>
                    <text:list>
                      <text:list-item>
                        <text:p><text:span text:style-name="T10">$scope.main = ‘Main’</text:span></text:p>
                      </text:list-item>
                      <text:list-item>
                        <text:p><text:span text:style-name="T10">$log.log(nameServicer.name);</text:span></text:p>
                      </text:list-item>
                      <text:list-item>
                        <text:p><text:span text:style-name="T10">$log.log(nameService.nameLength());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With Single Page you are inside the same javascript memory space so you don’t lose variables by switching spaces</text:span><text:span text:style-name="T10"><text:tab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ing Templates and Controllers (2)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Example → Giving the page a value</text:span></text:p>
                <text:list>
                  <text:list-item>
                    <text:p><text:span text:style-name="T4">MyApp.configure(function(</text:span><text:span text:style-name="T10">$routeProvide) {</text:span></text:p>
                    <text:list>
                      <text:list-item>
                        <text:p><text:span text:style-name="T10">$routeProvider(</text:span></text:p>
                        <text:list>
                          <text:list-item>
                            <text:p><text:span text:style-name="T10">.when(‘/’) { </text:span></text:p>
                            <text:list>
                              <text:list-item>
                                <text:p><text:span text:style-name="T10">templateUrl: ‘pages/main.html;</text:span></text:p>
                              </text:list-item>
                              <text:list-item>
                                <text:p><text:span text:style-name="T10">Controller: ‘mainController’’ })</text:span></text:p>
                              </text:list-item>
                            </text:list>
                          </text:list-item>
                          <text:list-item>
                            <text:p><text:span text:style-name="T10">when(‘/second’) {</text:span></text:p>
                            <text:list>
                              <text:list-item>
                                <text:p><text:span text:style-name="T10">TemplateUrl: ‘pages/second.html’,</text:span></text:p>
                              </text:list-item>
                              <text:list-item>
                                <text:p><text:span text:style-name="T10">Controller: ‘secondController’ })</text:span></text:p>
                              </text:list-item>
                            </text:list>
                          </text:list-item>
                          <text:list-item>
                            <text:p><text:span text:style-name="T10">})</text:span></text:p>
                          </text:list-item>
                          <text:list-item>
                            <text:p><text:span text:style-name="T10">.when(‘/second/:num’) {</text:span></text:p>
                            <text:list>
                              <text:list-item>
                                <text:p><text:span text:style-name="T10">TemplateUrl: ‘pages/second.html’,</text:span></text:p>
                              </text:list-item>
                              <text:list-item>
                                <text:p><text:span text:style-name="T10">Controller: ‘secondController’ })</text:span></text:p>
                              </text:list-item>
                            </text:list>
                          </text:list-item>
                          <text:list-item>
                            <text:p><text:span text:style-name="T10">}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0">});</text:span></text:p>
                  </text:list-item>
                  <text:list-item>
                    <text:p><text:span text:style-name="T10">RouteParams → A service provided by route </text:span></text:p>
                  </text:list-item>
                  <text:list-item>
                    <text:p><text:span text:style-name="T10">MyApp.controller(‘secondController’, [‘$scope’, ‘$log’,, ‘$routeParams’, function($scope, $log, $routeParams) {</text:span></text:p>
                    <text:list>
                      <text:list-item>
                        <text:p><text:span text:style-name="T10">$scope.num = routeParams.num || 1;</text:span><text:span text:style-name="T10"><text:tab/></text:span><text:span text:style-name="T10"><text:tab/></text:span><text:span text:style-name="T10"><text:tab/></text:span><text:span text:style-name="T10">// If num is empty then gets a default</text:span></text:p>
                      </text:list-item>
                      <text:list-item>
                        <text:p><text:span text:style-name="T10">}]);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Advantage of using Single Page</text:span></text:p>
                <text:list>
                  <text:list-item>
                    <text:p><text:span text:style-name="T10">No blinking of the GUI </text:span></text:p>
                  </text:list-item>
                  <text:list-item>
                    <text:p><text:span text:style-name="T10">Speed → Old way would caused the whole URL to be downloaded. <text:s/>Just downloaded the piece of the page and the da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vascript and Angular Aside</text:p>
          </draw:text-box>
        </draw:frame>
        <draw:frame presentation:style-name="pr4" draw:text-style-name="P4" draw:layer="layout" svg:width="25.199cm" svg:height="12.179cm" svg:x="0.963cm" svg:y="5.08cm" presentation:class="outline" presentation:user-transformed="true">
          <draw:text-box>
            <text:list text:style-name="L2">
              <text:list-item>
                <text:p><text:span text:style-name="T4">Variable Names and Normalization</text:span></text:p>
                <text:list>
                  <text:list-item>
                    <text:p><text:span text:style-name="T4">Normalization → To make consistent to a standard</text:span></text:p>
                  </text:list-item>
                  <text:list-item>
                    <text:p><text:span text:style-name="T4">We are talking about making different string of text consistent with a standard</text:span></text:p>
                  </text:list-item>
                </text:list>
              </text:list-item>
              <text:list-item>
                <text:p><text:span text:style-name="T4"><text:s/></text:span><text:span text:style-name="T4">Angular JS will understand that this resultLinkHref mean <text:s/>result-link-href in the HTM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a Directive</text:p>
          </draw:text-box>
        </draw:frame>
        <draw:frame presentation:style-name="pr4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4">Create an Directive</text:span></text:p>
                <text:list>
                  <text:list-item>
                    <text:p><text:span text:style-name="T4">MyApp.directive(“</text:span><text:span text:style-name="T11">searchResult</text:span><text:span text:style-name="T4">”</text:span><text:span text:style-name="T4"><text:tab/></text:span><text:span text:style-name="T4">,</text:span><text:span text:style-name="T4"><text:tab/></text:span><text:span text:style-name="T4"><text:tab/></text:span><text:span text:style-name="T4"><text:tab/></text:span><text:span text:style-name="T4">// Name ( 1st parameter is going to be normalized in both directions javascript </text:span><text:span text:style-name="T4"><text:tab/></text:span><text:span text:style-name="T4"><text:tab/></text:span><text:span text:style-name="T4">function(</text:span><text:span text:style-name="T5">$scope, $log, $routeParams</text:span><text:span text:style-name="T4">) {</text:span><text:span text:style-name="T4"><text:tab/></text:span><text:span text:style-name="T4"><text:tab/></text:span><text:span text:style-name="T4">// ( camelCase), and HTMLl(using dashes)</text:span></text:p>
                    <text:list>
                      <text:list-item>
                        <text:list>
                          <text:list-item>
                            <text:p><text:span text:style-name="T4">Return { </text:span></text:p>
                            <text:list>
                              <text:list-item>
                                <text:p><text:span text:style-name="T4">Return directive</text:span><text:span text:style-name="T4"><text:tab/></text:span><text:span text:style-name="T4"><text:tab/></text:span><text:span text:style-name="T4"><text:tab/></text:span><text:span text:style-name="T4"> // Returns a directive that will be a javascript object.. <text:s/>Examples will be insert here.</text:span></text:p>
                              </text:list-item>
                            </text:list>
                          </text:list-item>
                          <text:list-item>
                            <text:p><text:span text:style-name="T4">}</text:span><text:span text:style-name="T4"><text:tab/></text:span></text:p>
                          </text:list-item>
                        </text:list>
                      </text:list-item>
                      <text:list-item>
                        <text:p><text:span text:style-name="T4">});</text:span><text:span text:style-name="T4"><text:tab/></text:span><text:span text:style-name="T4"><text:tab/></text:span><text:span text:style-name="T4"><text:tab/></text:span><text:span text:style-name="T4"><text:tab/>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he directive will contain several different properties</text:span></text:p>
                <text:list>
                  <text:list-item>
                    <text:p><text:span text:style-name="T4">Template</text:span></text:p>
                    <text:list>
                      <text:list-item>
                        <text:p><text:span text:style-name="T4">HTML putting inside the controller</text:span></text:p>
                      </text:list-item>
                      <text:list-item>
                        <text:p><text:span text:style-name="T4">HTML that gets outputted when the directive is used</text:span></text:p>
                      </text:list-item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In the javascript</text:span></text:p>
                            <text:list>
                              <text:list-item>
                                <text:p><text:span text:style-name="T4">Return { Template: ‘&lt;a href=”</text:span><text:span text:style-name="T5">#” &gt;hello World&lt;/a&gt;’ }</text:span></text:p>
                              </text:list-item>
                            </text:list>
                          </text:list-item>
                          <text:list-item>
                            <text:p><text:span text:style-name="T5">In the HTML you can write </text:span></text:p>
                            <text:list>
                              <text:list-item>
                                <text:p><text:span text:style-name="T5">&lt;div class=”list-group”&gt;</text:span></text:p>
                                <text:list>
                                  <text:list-item>
                                    <text:p><text:span text:style-name="T5">&lt;</text:span><text:span text:style-name="T12">search-resul</text:span><text:span text:style-name="T5">t&gt;&lt;/search-result&gt;</text:span><text:span text:style-name="T5"><text:tab/></text:span><text:span text:style-name="T5"><text:tab/></text:span><text:span text:style-name="T5"><text:tab/></text:span><text:span text:style-name="T5">// Normalize it to searchResult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5">&lt;/div&gt;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5">The template code will be put in between (wrapped) the &lt;search-result&gt; and &lt;/search-result&gt;</text:span></text:p>
                      </text:list-item>
                    </text:list>
                  </text:list-item>
                  <text:list-item>
                    <text:p><text:span text:style-name="T5">Replace</text:span></text:p>
                    <text:list>
                      <text:list-item>
                        <text:p><text:span text:style-name="T5">The default is true</text:span></text:p>
                      </text:list-item>
                      <text:list-item>
                        <text:p><text:span text:style-name="T5">Whenever you see the directive ( ex. Search-result in the HTML completely replace it with the tempate code if replace is true)</text:span></text:p>
                      </text:list-item>
                      <text:list-item>
                        <text:p><text:span text:style-name="T5">In the Javascript </text:span></text:p>
                        <text:list>
                          <text:list-item>
                            <text:list>
                              <text:list-item>
                                <text:p><text:span text:style-name="T5">Return { </text:span><text:span text:style-name="T4">Template: ‘&lt;a href=”</text:span><text:span text:style-name="T5">#” &gt;hello World&lt;/a&gt;’; replace:true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24cm" svg:y="0.304cm" presentation:class="title" presentation:user-transformed="true">
          <draw:text-box>
            <text:p>Creating a <text:s/>Directive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Restrict</text:span></text:p>
                    <text:list>
                      <text:list-item>
                        <text:p><text:span text:style-name="T4">Restricts the directive to be used as either an attribute, element or both</text:span></text:p>
                      </text:list-item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Restirct: ‘E’</text:span><text:span text:style-name="T4"><text:tab/></text:span><text:span text:style-name="T4"><text:tab/></text:span><text:span text:style-name="T4"><text:tab/></text:span><text:span text:style-name="T4"><text:tab/></text:span><text:span text:style-name="T4">// Element</text:span></text:p>
                          </text:list-item>
                          <text:list-item>
                            <text:p><text:span text:style-name="T4">Restrict: ‘A’</text:span><text:span text:style-name="T4"><text:tab/></text:span><text:span text:style-name="T4"><text:tab/></text:span><text:span text:style-name="T4"><text:tab/></text:span><text:span text:style-name="T4"><text:tab/></text:span><text:span text:style-name="T4">// Attribute</text:span></text:p>
                          </text:list-item>
                          <text:list-item>
                            <text:p><text:span text:style-name="T4">Restrict: ‘AE’</text:span><text:span text:style-name="T4"><text:tab/></text:span><text:span text:style-name="T4"><text:tab/></text:span><text:span text:style-name="T4"><text:tab/></text:span><text:span text:style-name="T4"><text:tab/></text:span><text:span text:style-name="T4">// Bot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Another way of calling a directive</text:span></text:p>
                <text:list>
                  <text:list-item>
                    <text:p><text:span text:style-name="T4">&lt;div search-result&gt;&lt;/div&gt;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Use a custom attribute</text:span></text:p>
                  </text:list-item>
                </text:list>
              </text:list-item>
              <text:list-item>
                <text:p><text:span text:style-name="T4">Another way of calling a directive</text:span></text:p>
                <text:list>
                  <text:list-item>
                    <text:p><text:span text:style-name="T4">&lt;div class=”search-result”&gt;&lt;/div&gt;</text:span></text:p>
                    <text:list>
                      <text:list-item>
                        <text:p><text:span text:style-name="T4">Restrict Property must contain C : Example restrict: ‘C’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nother way of calling a directive</text:span></text:p>
                <text:list>
                  <text:list-item>
                    <text:p><text:span text:style-name="T4">&lt;</text:span><text:span text:style-name="T5">!-- directive: search-result → <text:s/></text:span></text:p>
                    <text:list>
                      <text:list-item>
                        <text:p><text:span text:style-name="T4">Restrict: ‘M’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emplates</text:span></text:p>
                <text:list>
                  <text:list-item>
                    <text:p><text:span text:style-name="T4">Can create a directory an put the template un the directory</text:span></text:p>
                    <text:list>
                      <text:list-item>
                        <text:p><text:span text:style-name="T4">Use the templateUrl: to get the template html</text:span></text:p>
                      </text:list-item>
                      <text:list-item>
                        <text:p><text:span text:style-name="T4">TemplateUrl: ‘directives/searchresult.html’</text:span></text:p>
                      </text:list-item>
                    </text:list>
                  </text:list-item>
                </text:list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pe ( <text:span text:style-name="T13">@</text:span><text:span text:style-name="T14">, = and other obtuse symbols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Anything that model has access to, the template has access to.</text:span></text:p>
                <text:list>
                  <text:list-item>
                    <text:p><text:span text:style-name="T4">Can use {{ }} in templates</text:span></text:p>
                  </text:list-item>
                  <text:list-item>
                    <text:p><text:span text:style-name="T4">Since it bidirectional the data can be changed by the template. <text:s/>This is not good</text:span></text:p>
                  </text:list-item>
                  <text:list-item>
                    <text:p><text:span text:style-name="T4">Isolated Scope → Isolate the model part of the directive from the model part that contains the directive using the </text:span><text:span text:style-name="T5">@</text:span></text:p>
                    <text:list>
                      <text:list-item>
                        <text:p><text:span text:style-name="T4">This directive cannot be directly affect or effect the page.</text:span></text:p>
                      </text:list-item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Implemented as property scop in Javascript</text:span></text:p>
                          </text:list-item>
                          <text:list-item>
                            <text:p><text:span text:style-name="T4"><text:s/></text:span><text:span text:style-name="T4">{</text:span></text:p>
                            <text:list>
                              <text:list-header>
                                <text:p><text:span text:style-name="T11">personaName</text:span><text:span text:style-name="T4">=”</text:span><text:span text:style-name="T5">@</text:span><text:span text:style-name="T6">”</text:span><text:span text:style-name="T6"><text:tab/></text:span><text:span text:style-name="T6"><text:tab/></text:span><text:span text:style-name="T6">// Use the scope.person.name from the Controller model. <text:s/>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6"><text:s text:c="3"/></text:span><text:span text:style-name="T6">// Poking a hole so that we can use the property personName</text:span></text:p>
                                                <text:p><text:span text:style-name="T6"><text:s text:c="3"/></text:span><text:span text:style-name="T6">// </text:span><text:span text:style-name="T5">@</text:span><text:span text:style-name="T6"> means text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header>
                            </text:list>
                          </text:list-item>
                          <text:list-item>
                            <text:p><text:span text:style-name="T4">}</text:span></text:p>
                          </text:list-item>
                          <text:list-item>
                            <text:p><text:span text:style-name="T4"/></text:p>
                          </text:list-item>
                          <text:list-item>
                            <text:p><text:span text:style-name="T4">HTML</text:span></text:p>
                          </text:list-item>
                          <text:list-item>
                            <text:p><text:span text:style-name="T4">&lt;h4 class=”list-group-item-heading”&gt;{{personName}}&lt;/h4&gt;</text:span></text:p>
                          </text:list-item>
                        </text:list>
                      </text:list-item>
                      <text:list-item>
                        <text:p><text:span text:style-name="T4">Example <text:s/>→ Putting a model variable from the controller into the </text:span></text:p>
                        <text:list>
                          <text:list-header>
                            <text:p><text:span text:style-name="T4">&lt;search-result person-name=”{{person.name}}”&gt;&lt;/search-result&gt;</text:span><text:span text:style-name="T4"><text:tab/></text:span><text:span text:style-name="T4"><text:tab/></text:span><text:span text:style-name="T4">// Tells the directive here is a value from my scope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4"><text:tab/></text:span><text:span text:style-name="T4"><text:tab/></text:span><text:span text:style-name="T4"><text:tab/></text:span><text:span text:style-name="T4"> <text:s text:c="3"/></text:span><text:span text:style-name="T4">// Grab the value and pass it by a directive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  <text:list-item>
                        <text:p><text:span text:style-name="T4">This make the template the view and scope: is the model </text:span></text:p>
                        <text:list>
                          <text:list-item>
                            <text:p><text:span text:style-name="T4">You can use {{ personName }} in the addres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ope ( <text:span text:style-name="T13">@</text:span><text:span text:style-name="T14">, = and other obtuse symbols)</text:span></text:p>
          </draw:text-box>
        </draw:frame>
        <draw:frame presentation:style-name="pr4" draw:layer="layout" svg:width="25.199cm" svg:height="15.748cm" svg:x="0.254cm" svg:y="4.82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Isolated Scope → Isolate the model part of the directive from the model part that contains the directive using the =</text:span></text:p>
                    <text:list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Implemented as property scope in Javascript ( being returned as a directive )</text:span></text:p>
                          </text:list-item>
                          <text:list-item>
                            <text:p><text:span text:style-name="T4"><text:s/></text:span><text:span text:style-name="T4">{</text:span></text:p>
                            <text:list>
                              <text:list-header>
                                <text:p><text:span text:style-name="T11">personaName</text:span><text:span text:style-name="T4">= ”</text:span><text:span text:style-name="T15">=</text:span><text:span text:style-name="T6">”</text:span><text:span text:style-name="T6"><text:tab/></text:span><text:span text:style-name="T6"><text:tab/></text:span><text:span text:style-name="T6">// Use the scope.person from the Controller model. <text:s/>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6"><text:s text:c="3"/></text:span><text:span text:style-name="T6">// Poking a hole so that we can use the object person</text:span></text:p>
                                                <text:p><text:span text:style-name="T6"><text:s text:c="3"/></text:span><text:span text:style-name="T6">// </text:span><text:span text:style-name="T5">= means object. <text:s/>The equal sign says it is two way binding</text:span></text:p>
                                                <text:p><text:span text:style-name="T5"><text:s text:c="3"/></text:span><text:span text:style-name="T5">// Equal for both object and single value ( person.name). <text:s/>It controls the binding ( one or <text:s text:c="5"/></text:span></text:p>
                                                <text:p><text:span text:style-name="T5"><text:s text:c="3"/></text:span><text:span text:style-name="T5">// two way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header>
                            </text:list>
                          </text:list-item>
                          <text:list-item>
                            <text:p><text:span text:style-name="T4">}</text:span></text:p>
                          </text:list-item>
                          <text:list-item>
                            <text:p><text:span text:style-name="T4"/></text:p>
                          </text:list-item>
                          <text:list-item>
                            <text:p><text:span text:style-name="T4">HTML</text:span></text:p>
                          </text:list-item>
                          <text:list-item>
                            <text:p><text:span text:style-name="T4">&lt;h4 class=”list-group-item-heading”&gt;{{personName}}&lt;/h4&gt;</text:span></text:p>
                          </text:list-item>
                        </text:list>
                      </text:list-item>
                      <text:list-item>
                        <text:p><text:span text:style-name="T4">Example <text:s/>→ Putting a model variable from the controller into the </text:span></text:p>
                        <text:list>
                          <text:list-header>
                            <text:p><text:span text:style-name="T4">&lt;search-result person-object=”person”&gt;&lt;/search-result&gt;</text:span><text:span text:style-name="T4"><text:tab/></text:span><text:span text:style-name="T4"><text:tab/></text:span><text:span text:style-name="T4">// Tells the directive here is a value from my scope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4"><text:s text:c="4"/></text:span><text:span text:style-name="T4"><text:tab/></text:span><text:span text:style-name="T4"><text:tab/></text:span><text:span text:style-name="T4"> <text:s text:c="3"/></text:span><text:span text:style-name="T4">// Grab the value and pass it by a directive</text:span></text:p>
                                                    <text:p><text:span text:style-name="T4"><text:s text:c="30"/></text:span><text:span text:style-name="T4">// Passing object by name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  <text:list-item>
                        <text:p><text:span text:style-name="T4">This make the template the view and scope: is the model </text:span></text:p>
                        <text:list>
                          <text:list-item>
                            <text:p><text:span text:style-name="T4">You can use {{ person.name }} in the addres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Isolated Scope → Isolate the model part of the directive from the model part that contains the directive for a function</text:span></text:p>
                    <text:list>
                      <text:list-item>
                        <text:p><text:span text:style-name="T4">Don’t forget formatted-address-function is a custom attribute.</text:span></text:p>
                      </text:list-item>
                      <text:list-item>
                        <text:p><text:span text:style-name="T4">Parameter person is a place holder</text:span></text:p>
                      </text:list-item>
                      <text:list-item>
                        <text:p><text:span text:style-name="T4">&lt;search-result person-object=”person” formatted-address-function=”formattedAddress(aPerson)&gt;&lt;/search-result&gt;</text:span><text:span text:style-name="T4"><text:tab/></text:span></text:p>
                      </text:list-item>
                    </text:list>
                  </text:list-item>
                  <text:list-item>
                    <text:p><text:span text:style-name="T4">Implemented as proeprty scope in Javascript being return as a directive { personObject: “=”, formattedAddressFunction: “</text:span><text:span text:style-name="T5">&amp;” // function</text:span></text:p>
                  </text:list-item>
                  <text:list-item>
                    <text:p><text:span text:style-name="T5">In the template <text:s/>{{ formattedAddress(aPerson }}</text:span></text:p>
                  </text:list-item>
                  <text:list-item>
                    <text:p><text:span text:style-name="T5">In the calling directive need to pass an object map {{ formattedAddressFunction(aperson : personObject) }} <text:s text:c="2"/>Matches the parameter with parameter in the templ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eated Directive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Example of using ng-repeat</text:span></text:p>
                <text:list>
                  <text:list-item>
                    <text:p><text:span text:style-name="T5">$</text:span><text:span text:style-name="T6">scope.people = [ {…}, {…}. {...}]</text:span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>&lt;div class=”list-group” &gt;</text:span></text:p>
                    <text:list>
                      <text:list-item>
                        <text:p><text:span text:style-name="T4">&lt;search-result person-object=”person” formatted-address-function=”formattedAddress(aperson)”&gt;&lt;/search-result ng-repeat=”person in people”&gt;</text:span></text:p>
                      </text:list-item>
                    </text:list>
                  </text:list-item>
                  <text:list-item>
                    <text:p><text:span text:style-name="T4">&lt;/div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erstanding Compile</text:p>
          </draw:text-box>
        </draw:frame>
        <draw:frame presentation:style-name="pr4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4">Example using the directive compile</text:span></text:p>
                <text:list>
                  <text:list-item>
                    <text:p><text:span text:style-name="T4">MyApp.direvtive(“searchResult”, function() {</text:span></text:p>
                    <text:list>
                      <text:list-item>
                        <text:p><text:span text:style-name="T4">Restrict: ‘AECM’, TemplateUrl: ‘directives/searchrsult.html” Replace: true,</text:span></text:p>
                      </text:list-item>
                      <text:list-item>
                        <text:p><text:span text:style-name="T4">Scope: PersonObject: “=”, FormattedAddressFunction: “</text:span><text:span text:style-name="T5">&amp;</text:span><text:span text:style-name="T6">” },</text:span></text:p>
                      </text:list-item>
                      <text:list-item>
                        <text:p><text:span text:style-name="T6">Compile function(elem, attrs) { <text:s text:c="4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// Parameters : Piece of DOM that defines the directive</text:span></text:p>
                        <text:list>
                          <text:list-item>
                            <text:p><text:span text:style-name="T6">Console.log(‘Compiling...’)</text:span></text:p>
                          </text:list-item>
                          <text:list-item>
                            <text:p><text:span text:style-name="T6">Console.log(elem)</text:span></text:p>
                          </text:list-item>
                          <text:list-item>
                            <text:p><text:span text:style-name="T6"/></text:p>
                          </text:list-item>
                          <text:list-item>
                            <text:p><text:span text:style-name="T6">Return <text:s/>{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              <text:list>
                              <text:list-item>
                                <text:p><text:span text:style-name="T6">Pre:</text:span><text:span text:style-name="T6"><text:tab/></text:span><text:span text:style-name="T6">function(scope,element,attrs} {</text:span><text:span text:style-name="T6"><text:tab/></text:span><text:span text:style-name="T6"><text:tab/></text:span><text:span text:style-name="T6"><text:tab/></text:span><text:span text:style-name="T6">// Can have two parameters element → The Dom inside the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// template URL</text:span></text:p>
                                <text:list>
                                  <text:list-item>
                                    <text:p><text:span text:style-name="T6">Console.log(‘Pre-linking...’)</text:span><text:span text:style-name="T6"><text:tab/></text:span><text:span text:style-name="T6"><text:tab/></text:span><text:span text:style-name="T6"><text:tab/></text:span><text:span text:style-name="T6">// The Compile is call once, but the same part of DOM is executed</text:span></text:p>
                                  </text:list-item>
                                  <text:list-item>
                                    <text:p><text:span text:style-name="T6">Console.log(element)</text:span><text:span text:style-name="T6"><text:tab/></text:span><text:span text:style-name="T6"><text:tab/></text:span><text:span text:style-name="T6"><text:tab/></text:span><text:span text:style-name="T6"><text:tab/></text:span><text:span text:style-name="T6">// <text:s/>3 times.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6">},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// Change directive one fly example: remove class attribute</text:span></text:p>
                              </text:list-item>
                              <text:list-item>
                                <text:p><text:span text:style-name="T6"/></text:p>
                              </text:list-item>
                              <text:list-item>
                                <text:p><text:span text:style-name="T6">Pre:</text:span><text:span text:style-name="T6"><text:tab/></text:span><text:span text:style-name="T6">function(scope,elemetst,attrs} {</text:span><text:span text:style-name="T6"><text:tab/></text:span><text:span text:style-name="T6"><text:tab/></text:span><text:span text:style-name="T6"><text:tab/></text:span><text:span text:style-name="T6">// The Pre/Post is executed each time the DOM is encountered</text:span></text:p>
                                <text:list>
                                  <text:list-item>
                                    <text:p><text:span text:style-name="T6">Console.log(‘Post-linking...’)</text:span></text:p>
                                  </text:list-item>
                                  <text:list-item>
                                    <text:p><text:span text:style-name="T6">Console.log(elemenst)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6">}</text:span></text:p>
                              </text:list-item>
                              <text:list-item>
                                <text:p><text:span text:style-name="T6">Post:</text:span><text:span text:style-name="T6"><text:tab/></text:span><text:span text:style-name="T6">function(scope, elements, attrs) {</text:span></text:p>
                                <text:list>
                                  <text:list-item>
                                    <text:p><text:span text:style-name="T6">Consle.log(‘Post-linking...’);</text:span></text:p>
                                  </text:list-item>
                                  <text:list-item>
                                    <text:p><text:span text:style-name="T6">Cosole.lg(element); }}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Can Nest directives </text:span></text:p>
                    <text:list>
                      <text:list-item>
                        <text:p><text:span text:style-name="T6">Does all the prelink directives and then post link back up the chain.</text:span></text:p>
                      </text:list-item>
                    </text:list>
                  </text:list-item>
                  <text:list-item>
                    <text:p><text:span text:style-name="T6">Avoid use prelink → It is not safe.</text:span></text:p>
                  </text:list-item>
                  <text:list-item>
                    <text:p><text:span text:style-name="T6">Use compile when the solution required code and cannot be done in the directive. <text:s/>Example Make a condition coming from the databa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k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Use the link attribute instead of compile and pre/post.</text:span></text:p>
              </text:list-item>
              <text:list-item>
                <text:p><text:span text:style-name="T4">It is essentially the same as an empty compile and returning a post link.</text:span></text:p>
              </text:list-item>
              <text:list-item>
                <text:p><text:span text:style-name="T4">Link: function(scope,element,attrs) {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es from the Example App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Bootstrap → Center a screen</text:span></text:p>
                <text:list>
                  <text:list-item>
                    <text:p><text:span text:style-name="T4">&lt;div class=”col-md-6 col-md-offset-3”&gt;</text:span></text:p>
                    <text:list>
                      <text:list-item>
                        <text:p><text:span text:style-name="T4">Make it half the width of the screen and then offset by a quarter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Decided to hold on this section because I want to do the work before the answer is given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clusion</text:p>
          </draw:text-box>
        </draw:frame>
        <draw:frame presentation:style-name="pr4" draw:text-style-name="P2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Including one document inside another</text:span></text:p>
                <text:list>
                  <text:list-item>
                    <text:p><text:span text:style-name="T4">MyApp.direvtive(“searchResult”, function() {</text:span></text:p>
                    <text:list>
                      <text:list-item>
                        <text:p><text:span text:style-name="T4">Return {</text:span></text:p>
                      </text:list-item>
                      <text:list-item>
                        <text:p><text:span text:style-name="T4">Restrict: ‘AECM’, TemplateUrl: ‘directives/searchrsult.html” Replace: true, Scope: PersonObject: “=”, FormattedAddressFunction: “</text:span><text:span text:style-name="T5">&amp;</text:span><text:span text:style-name="T6">” }</text:span></text:p>
                      </text:list-item>
                      <text:list-item>
                        <text:p><text:span text:style-name="T17">Transclude:true </text:span><text:span text:style-name="T6">}</text:span></text:p>
                      </text:list-item>
                    </text:list>
                  </text:list-item>
                </text:list>
              </text:list-item>
              <text:list-item>
                <text:p><text:span text:style-name="T6">Example (template)</text:span></text:p>
                <text:list>
                  <text:list-item>
                    <text:p><text:span text:style-name="T6">&lt;a href=”</text:span><text:span text:style-name="T5">#</text:span><text:span text:style-name="T6">” class=”list-group-item”&gt;</text:span></text:p>
                    <text:list>
                      <text:list-item>
                        <text:p><text:span text:style-name="T6">&lt;h4 class=”list-group-item-heading”&gt;{{personObject.name}}&lt;/h4&gt; &lt;p class=”list0-group-item-text”&gt;</text:span></text:p>
                        <text:list>
                          <text:list-item>
                            <text:p><text:span text:style-name="T6">{{fromateedAddressFunction({ aperson: personObject }) }}</text:span></text:p>
                          </text:list-item>
                        </text:list>
                      </text:list-item>
                      <text:list-item>
                        <text:p><text:span text:style-name="T6">&lt;/p&gt; </text:span><text:span text:style-name="T17">&lt;small&gt;&lt;ng-transclude&gt;&lt;/ng-transclude&gt;&lt;/small&gt;</text:span><text:span text:style-name="T6"> &lt;/p&gt; &lt;/a&gt; <text:s/></text:span><text:span text:style-name="T6"><text:tab/></text:span><text:span text:style-name="T6">// Where the ng-transclude appears that the <text:s/>text will be inserted</text:span></text:p>
                      </text:list-item>
                    </text:list>
                  </text:list-item>
                </text:list>
              </text:list-item>
              <text:list-item>
                <text:p><text:span text:style-name="T6">Example (Using)</text:span></text:p>
                <text:list>
                  <text:list-item>
                    <text:p><text:span text:style-name="T6">&lt;label&gt;Search&lt;/label&gt;</text:span></text:p>
                  </text:list-item>
                  <text:list-item>
                    <text:p><text:span text:style-name="T6">&lt;input type=”text” value=”Doe”&gt;</text:span></text:p>
                  </text:list-item>
                  <text:list-item>
                    <text:p><text:span text:style-name="T6">&lt;h3&gt;Search Results&lt;/h3&gt;</text:span></text:p>
                  </text:list-item>
                  <text:list-item>
                    <text:p><text:span text:style-name="T6">&lt;div class=”list-group”</text:span></text:p>
                    <text:list>
                      <text:list-item>
                        <text:p><text:span text:style-name="T6">Search-result person-object=”person” <text:s/>formatted-address-function=”formattedAddress(aperson)” ng-repeat=”person in people”&gt;</text:span></text:p>
                        <text:list>
                          <text:list-item>
                            <text:p><text:span text:style-name="T6">* search results may not be valid &lt;/search-result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roving SPA UX with ng-submit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With the application that was build when you enter a city in the text box and click enter nothing happens. However, it should be considered a submit</text:span></text:p>
                <text:list>
                  <text:list-item>
                    <text:p><text:span text:style-name="T4">Internet browse respond to the key as a submit</text:span></text:p>
                  </text:list-item>
                </text:list>
              </text:list-item>
              <text:list-item>
                <text:p><text:span text:style-name="T4">Ng-submit → A directive that takes a function</text:span></text:p>
                <text:list>
                  <text:list-item>
                    <text:p><text:span text:style-name="T4">Example → ng-sumit=”submit()”</text:span></text:p>
                  </text:list-item>
                </text:list>
              </text:list-item>
              <text:list-item>
                <text:p><text:span text:style-name="T4">Example </text:span></text:p>
                <text:list>
                  <text:list-item>
                    <text:p><text:span text:style-name="T4">&lt;form&gt;</text:span></text:p>
                    <text:list>
                      <text:list-item>
                        <text:p><text:span text:style-name="T4">&lt;div class=”form-group&gt;</text:span></text:p>
                        <text:list>
                          <text:list-item>
                            <text:p><text:span text:style-name="T4">&lt;input type=”text” ng-model=”city” class=”form-control” /&gt;</text:span></text:p>
                          </text:list-item>
                        </text:list>
                      </text:list-item>
                      <text:list-item>
                        <text:p><text:span text:style-name="T4">&lt;/div&gt;</text:span></text:p>
                      </text:list-item>
                      <text:list-item>
                        <text:p><text:span text:style-name="T4">&lt;input type=”submit” class=”btn btn-primary” value=”getForcast”&gt;</text:span></text:p>
                      </text:list-item>
                    </text:list>
                  </text:list-item>
                  <text:list-item>
                    <text:p><text:span text:style-name="T4">&lt;/form&gt;</text:span></text:p>
                  </text:list-item>
                  <text:list-item>
                    <text:p><text:span text:style-name="T4">In controllers.js</text:span></text:p>
                    <text:list>
                      <text:list-item>
                        <text:p><text:span text:style-name="T5">$</text:span><text:span text:style-name="T6">scope.submit = function() {</text:span></text:p>
                        <text:list>
                          <text:list-item>
                            <text:p><text:span text:style-name="T5">$location.path(“/forecast”);</text:span></text:p>
                          </text:list-item>
                        </text:list>
                      </text:list-item>
                      <text:list-item>
                        <text:p><text:span text:style-name="T6">}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ing Services in Large Angular JS Application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Good Programming practice : Remove as much as you can out of the controller and put them into services</text:span></text:p>
              </text:list-item>
              <text:list-item>
                <text:p><text:span text:style-name="T4">Use the controllers for scope and you can put the actual functions that do the real work into the service</text:span></text:p>
              </text:list-item>
              <text:list-item>
                <text:p><text:span text:style-name="T4">Can inject into services </text:span></text:p>
                <text:list>
                  <text:list-item>
                    <text:p><text:span text:style-name="T4">For controllers, directives, service there a patter name, dependenc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18">Nested Controllers, Clean Code and Controller (as an alternative to scope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In angular JS you can nest controllers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&lt;div ng-controler=”parentController”&gt;</text:span></text:p>
                        <text:list>
                          <text:list-item>
                            <text:p><text:span text:style-name="T4">&lt;div ng-controller=”childController”&gt;</text:span></text:p>
                          </text:list-item>
                        </text:list>
                      </text:list-item>
                      <text:list-item>
                        <text:p><text:span text:style-name="T4">&lt;/div&gt;&lt;/div&gt;</text:span></text:p>
                      </text:list-item>
                    </text:list>
                  </text:list-item>
                  <text:list-item>
                    <text:p><text:span text:style-name="T4">If it can find it in the nested controller it will look for it in the first controller</text:span></text:p>
                  </text:list-item>
                  <text:list-item>
                    <text:p><text:span text:style-name="T4">Can get messy </text:span></text:p>
                    <text:list>
                      <text:list-item>
                        <text:p><text:span text:style-name="T4">Example {{</text:span><text:span text:style-name="T5">$</text:span><text:span text:style-name="T6">parent.message}} </text:span><text:span text:style-name="T6"><text:tab/></text:span><text:span text:style-name="T6"><text:tab/></text:span><text:span text:style-name="T6">// Get the scope of the controller above }}</text:span></text:p>
                      </text:list-item>
                      <text:list-item>
                        <text:p><text:span text:style-name="T6">Handle this way one</text:span></text:p>
                        <text:list>
                          <text:list-item>
                            <text:p><text:span text:style-name="T6">Example</text:span></text:p>
                            <text:list>
                              <text:list-item>
                                <text:p><text:span text:style-name="T6">MyApp.controller(‘parentController’, [‘</text:span><text:span text:style-name="T5">$scope’, fucntion($scope) {</text:span></text:p>
                                <text:list>
                                  <text:list-item>
                                    <text:p><text:span text:style-name="T5">$scope.parent1.vm = {};</text:span><text:span text:style-name="T5"><text:tab/></text:span><text:span text:style-name="T5"><text:tab/></text:span><text:span text:style-name="T5"><text:tab/></text:span><text:span text:style-name="T5"><text:tab/></text:span><text:span text:style-name="T5">// And any variable or function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6">MyApp.controller(‘parentController’, [‘</text:span><text:span text:style-name="T5">$scope’, fucntion($scope) {</text:span></text:p>
                                <text:list>
                                  <text:list-item>
                                    <text:p><text:span text:style-name="T5">$scope.paren2/.vm = {};</text:span><text:span text:style-name="T5"><text:tab/></text:span><text:span text:style-name="T5"><text:tab/></text:span><text:span text:style-name="T5"><text:tab/></text:span><text:span text:style-name="T5"><text:tab/></text:span><text:span text:style-name="T5">// And any variable or function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5">In the view it allow you to have namespace for properties ( two different controller may have the sam propertry</text:span></text:p>
                          </text:list-item>
                          <text:list-item>
                            <text:p><text:span text:style-name="T5">Makes the code clear..</text:span></text:p>
                          </text:list-item>
                        </text:list>
                      </text:list-item>
                      <text:list-item>
                        <text:p><text:span text:style-name="T5">2</text:span><text:span text:style-name="T19">nd</text:span><text:span text:style-name="T5"> way to handle</text:span></text:p>
                        <text:list>
                          <text:list-item>
                            <text:p><text:span text:style-name="T5">MyApp.controller(‘parent2Controller’, [ function() {</text:span></text:p>
                            <text:list>
                              <text:list-item>
                                <text:p><text:span text:style-name="T5">This.message = ‘message’; </text:span><text:span text:style-name="T5"><text:tab/></text:span><text:span text:style-name="T5"><text:tab/></text:span><text:span text:style-name="T5"><text:tab/></text:span><text:span text:style-name="T5"><text:tab/></text:span><text:span text:style-name="T5">// same as $scope</text:span></text:p>
                              </text:list-item>
                            </text:list>
                          </text:list-item>
                          <text:list-item>
                            <text:p><text:span text:style-name="T5">}]);</text:span></text:p>
                          </text:list-item>
                          <text:list-item>
                            <text:p><text:span text:style-name="T5">In the html file</text:span></text:p>
                            <text:list>
                              <text:list-item>
                                <text:p><text:span text:style-name="T5">Div &lt;ng-controller=”parent2Controllre” as parent2vm”&gt;</text:span></text:p>
                                <text:list>
                                  <text:list-item>
                                    <text:p><text:span text:style-name="T5">{{ Parent2vm.message }}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5">Properties are attached to the controller and not the scope service.</text:span></text:p>
                          </text:list-item>
                          <text:list-item>
                            <text:p><text:span text:style-name="T5">Doe two binding</text:span></text:p>
                          </text:list-item>
                          <text:list-item>
                            <text:p><text:span text:style-name="T5">Custom watchers need scope service cannot do it with this techniqu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ibei TC1" svg:font-family="'Weibei TC'"/>
    <style:font-face style:name="Weibei TC2" svg:font-family="'Weibei TC'" style:font-adornments="Bold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 Unicode MS2" svg:font-family="'Arial Unicode MS'" style:font-pitch="variable"/>
    <style:font-face style:name="Liberation Sans4" svg:font-family="'Liberation Sans'" style:font-pitch="variable"/>
    <style:font-face style:name="Weibei TC" svg:font-family="'Weibei T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3T22:04:06.676292000</meta:creation-date>
    <dc:date>2016-10-23T20:21:34.093694000</dc:date>
    <meta:editing-duration>P6DT9H54M17S</meta:editing-duration>
    <meta:editing-cycles>36</meta:editing-cycles>
    <meta:generator>LibreOffice/5.1.2.2$MacOSX_X86_64 LibreOffice_project/d3bf12ecb743fc0d20e0be0c58ca359301eb705f</meta:generator>
    <meta:document-statistic meta:object-count="169"/>
  </office:meta>
</office:document-meta>
</file>